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f11b" officeooo:paragraph-rsid="0008f11b"/>
    </style:style>
    <style:style style:name="P2" style:family="paragraph" style:parent-style-name="Standard">
      <style:paragraph-properties fo:text-align="center" style:justify-single-word="false"/>
      <style:text-properties officeooo:rsid="000ad797" officeooo:paragraph-rsid="000ad7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Science 220</text:p>
      <text:p text:style-name="P1">Lab 1</text:p>
      <text:p text:style-name="P1">Sam Disharoon</text:p>
      <text:p text:style-name="P1"/>
      <text:p text:style-name="P1">OutPut:</text:p>
      <text:p text:style-name="P1">How many numbers would you like?</text:p>
      <text:p text:style-name="P1">2</text:p>
      <text:p text:style-name="P1">Enter a number: 4</text:p>
      <text:p text:style-name="P1">Enter a number: 7</text:p>
      <text:p text:style-name="P1">The mean of your numbers is: 5.5</text:p>
      <text:p text:style-name="P1">The mean of your numbers is: 5.5</text:p>
      <text:p text:style-name="P1"/>
      <text:p text:style-name="P2">Output 2:</text:p>
      <text:p text:style-name="P2">How many numbers would you like?</text:p>
      <text:p text:style-name="P2">5</text:p>
      <text:p text:style-name="P2">Enter a number: 82</text:p>
      <text:p text:style-name="P2">Enter a number: 19</text:p>
      <text:p text:style-name="P2">Enter a number: 1</text:p>
      <text:p text:style-name="P2">Enter a number: 2</text:p>
      <text:p text:style-name="P2">Enter a number: 768</text:p>
      <text:p text:style-name="P2">The mean of your numbers is: 174.4</text:p>
      <text:p text:style-name="P2">The mean of your numbers is: 174.4</text:p>
      <text:p text:style-name="P2"/>
      <text:p text:style-name="P1">Scrolling through the terminal:</text:p>
      <text:p text:style-name="P1">dish@dish-VirtualBox:~/Documents/COSC220$ ls</text:p>
      <text:p text:style-name="P1">a.out <text:s/>arrays.cpp</text:p>
      <text:p text:style-name="P1">dish@dish-VirtualBox:~/Documents/COSC220$ cd ..</text:p>
      <text:p text:style-name="P1">dish@dish-VirtualBox:~/Documents$ cd ..</text:p>
      <text:p text:style-name="P1">dish@dish-VirtualBox:~$ ls</text:p>
      <text:p text:style-name="P1">Desktop <text:s/>Documents <text:s/>Downloads <text:s/>Music <text:s/>Pictures <text:s/>Public <text:s/>Templates <text:s/>Videos</text:p>
      <text:p text:style-name="P1">dish@dish-VirtualBox:~$ cd Documents</text:p>
      <text:p text:style-name="P1">dish@dish-VirtualBox:~/Documents$ ls</text:p>
      <text:p text:style-name="P1">a.out <text:s/>COSC220 <text:s/>file.cpp <text:s/>Text.cpp</text:p>
      <text:p text:style-name="P1">dish@dish-VirtualBox:~/Documents$ cd COSC220</text:p>
      <text:p text:style-name="P1">dish@dish-VirtualBox:~/Documents/COSC220$ ls</text:p>
      <text:p text:style-name="P1">a.out <text:s/>arrays.cp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0:35:58.992726043</meta:creation-date>
    <dc:date>2019-01-31T10:47:43.314381568</dc:date>
    <meta:editing-duration>PT1M34S</meta:editing-duration>
    <meta:editing-cycles>1</meta:editing-cycles>
    <meta:document-statistic meta:table-count="0" meta:image-count="0" meta:object-count="0" meta:page-count="1" meta:paragraph-count="33" meta:word-count="120" meta:character-count="863" meta:non-whitespace-character-count="764"/>
    <meta:generator>LibreOffice/6.0.6.2$Linux_X86_64 LibreOffice_project/00m0$Build-2</meta:generator>
  </office:meta>
</office:document-meta>
</file>